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1.2708in" fo:margin-left="0in" fo:margin-top="0in" fo:margin-bottom="0in" table:align="left" style:writing-mode="lr-tb"/>
    </style:style>
    <style:style style:name="Table1.A" style:family="table-column">
      <style:table-column-properties style:column-width="0.6042in"/>
    </style:style>
    <style:style style:name="Table1.B" style:family="table-column">
      <style:table-column-properties style:column-width="0.6667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0694in" fo:border="1pt solid #000000"/>
    </style:style>
    <style:style style:name="Table2" style:family="table">
      <style:table-properties style:width="6.2931in" fo:margin-left="0in" fo:margin-top="0in" fo:margin-bottom="0in" table:align="left" style:writing-mode="lr-tb"/>
    </style:style>
    <style:style style:name="Table2.A" style:family="table-column">
      <style:table-column-properties style:column-width="6.2931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85in" fo:padding-right="0.075in" fo:padding-top="0in" fo:padding-bottom="0in" fo:border="0.5pt solid #000000"/>
    </style:style>
    <style:style style:name="Table3" style:family="table">
      <style:table-properties style:width="6.2931in" fo:margin-left="0in" fo:margin-top="0in" fo:margin-bottom="0in" table:align="left" style:writing-mode="lr-tb"/>
    </style:style>
    <style:style style:name="Table3.A" style:family="table-column">
      <style:table-column-properties style:column-width="6.2931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785in" fo:padding-right="0.075in" fo:padding-top="0in" fo:padding-bottom="0in" fo:border="0.5pt solid #000000"/>
    </style:style>
    <style:style style:name="Table4" style:family="table">
      <style:table-properties style:width="6.2931in" fo:margin-left="0in" fo:margin-top="0in" fo:margin-bottom="0in" table:align="left" style:writing-mode="lr-tb"/>
    </style:style>
    <style:style style:name="Table4.A" style:family="table-column">
      <style:table-column-properties style:column-width="6.2931in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0785in" fo:padding-right="0.075in" fo:padding-top="0in" fo:padding-bottom="0in" fo:border="0.5pt solid #000000"/>
    </style:style>
    <style:style style:name="P1" style:family="paragraph" style:parent-style-name="Standard">
      <loext:graphic-properties draw:fill="solid" draw:fill-color="#cccccc"/>
      <style:paragraph-properties fo:background-color="#cccccc"/>
    </style:style>
    <style:style style:name="P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</style:style>
    <style:style style:name="P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style:font-name="Courier New" style:font-name-asian="Courier New1" style:font-name-complex="Courier New1"/>
    </style:style>
    <style:style style:name="P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P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bold" style:font-name-asian="Calibri1" style:font-size-asian="11pt" style:font-style-asian="normal" style:font-weight-asian="bold" style:font-name-complex="Calibri1" style:font-size-complex="11pt"/>
    </style:style>
    <style:style style:name="P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bold" style:font-name-asian="Calibri1" style:font-size-asian="11pt" style:font-style-asian="normal" style:font-weight-asian="bold" style:font-name-complex="Calibri1" style:font-size-complex="11pt"/>
    </style:style>
    <style:style style:name="P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bold" officeooo:paragraph-rsid="00213cf1" style:font-name-asian="Calibri1" style:font-size-asian="11pt" style:font-style-asian="normal" style:font-weight-asian="bold" style:font-name-complex="Calibri1" style:font-size-complex="11pt"/>
    </style:style>
    <style:style style:name="P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bold" officeooo:paragraph-rsid="00213cf1" style:font-name-asian="Calibri1" style:font-size-asian="11pt" style:font-style-asian="normal" style:font-weight-asian="bold" style:font-name-complex="Calibri1" style:font-size-complex="11pt"/>
    </style:style>
    <style:style style:name="P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padding="0in" fo:border="none"/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bold" style:font-name-asian="Calibri1" style:font-size-asian="11pt" style:font-style-asian="normal" style:font-weight-asian="bold" style:font-name-complex="Calibri1" style:font-size-complex="11pt"/>
    </style:style>
    <style:style style:name="P1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padding="0in" fo:border="none"/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bold" officeooo:paragraph-rsid="00204d17" style:font-name-asian="Calibri1" style:font-size-asian="11pt" style:font-style-asian="normal" style:font-weight-asian="bold" style:font-name-complex="Calibri1" style:font-size-complex="11pt"/>
    </style:style>
    <style:style style:name="P1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ourier New" fo:font-size="11pt" fo:font-style="normal" style:text-underline-style="none" fo:font-weight="normal" style:font-name-asian="Courier New1" style:font-size-asian="11pt" style:font-style-asian="normal" style:font-weight-asian="normal" style:font-name-complex="Courier New1" style:font-size-complex="11pt"/>
    </style:style>
    <style:style style:name="P1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ourier New" fo:font-size="11pt" fo:font-style="normal" style:text-underline-style="none" fo:font-weight="normal" officeooo:paragraph-rsid="00213cf1" style:font-name-asian="Courier New1" style:font-size-asian="11pt" style:font-style-asian="normal" style:font-weight-asian="normal" style:font-name-complex="Courier New1" style:font-size-complex="11pt"/>
    </style:style>
    <style:style style:name="P1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padding="0in" fo:border="none"/>
      <style:text-properties fo:font-variant="normal" fo:text-transform="none" fo:color="#000000" loext:opacity="100%" style:text-line-through-style="none" style:text-line-through-type="none" style:text-position="0% 100%" style:font-name="Courier New" fo:font-size="11pt" fo:font-style="normal" style:text-underline-style="none" fo:font-weight="normal" style:font-name-asian="Courier New1" style:font-size-asian="11pt" style:font-style-asian="normal" style:font-weight-asian="normal" style:font-name-complex="Courier New1" style:font-size-complex="11pt"/>
    </style:style>
    <style:style style:name="P1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padding="0in" fo:border="none"/>
      <style:text-properties fo:font-variant="normal" fo:text-transform="none" fo:color="#000000" loext:opacity="100%" style:text-line-through-style="none" style:text-line-through-type="none" style:text-position="0% 100%" style:font-name="Courier New" fo:font-size="11pt" fo:font-style="normal" style:text-underline-style="none" fo:font-weight="normal" officeooo:rsid="001e84d1" officeooo:paragraph-rsid="001e84d1" style:font-name-asian="Courier New1" style:font-size-asian="11pt" style:font-style-asian="normal" style:font-weight-asian="normal" style:font-name-complex="Courier New1" style:font-size-complex="11pt"/>
    </style:style>
    <style:style style:name="P1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ourier New" fo:font-size="11pt" fo:font-style="normal" style:text-underline-style="none" fo:font-weight="bold" style:font-name-asian="Courier New1" style:font-size-asian="11pt" style:font-style-asian="normal" style:font-weight-asian="bold" style:font-name-complex="Courier New1" style:font-size-complex="11pt"/>
    </style:style>
    <style:style style:name="P16" style:family="paragraph" style:parent-style-name="Standard">
      <loext:graphic-properties draw:fill="solid" draw:fill-color="#cccccc"/>
      <style:paragraph-properties fo:margin-top="0in" fo:margin-bottom="0in" style:contextual-spacing="false" fo:line-height="100%" fo:orphans="0" fo:widows="0" fo:background-color="#cccccc"/>
      <style:text-properties fo:font-size="10pt" style:font-size-asian="10pt" style:font-size-complex="10pt"/>
    </style:style>
    <style:style style:name="P17" style:family="paragraph" style:parent-style-name="Standard">
      <style:paragraph-properties fo:margin-top="0in" fo:margin-bottom="0in" style:contextual-spacing="false" fo:line-height="100%"/>
      <style:text-properties fo:font-style="italic" style:font-style-asian="italic"/>
    </style:style>
    <style:style style:name="P18" style:family="paragraph" style:parent-style-name="Standard">
      <style:text-properties fo:font-style="italic" style:font-style-asian="italic"/>
    </style:style>
    <style:style style:name="P19" style:family="paragraph" style:parent-style-name="Heading_20_1" style:master-page-name="Standard">
      <style:paragraph-properties fo:text-align="center" style:justify-single-word="false" style:page-number="1"/>
    </style:style>
    <style:style style:name="P20" style:family="paragraph" style:parent-style-name="Heading_20_2">
      <style:paragraph-properties fo:break-before="auto" fo:break-after="auto"/>
      <style:text-properties officeooo:paragraph-rsid="0022499c"/>
    </style:style>
    <style:style style:name="P2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officeooo:paragraph-rsid="0022499c"/>
    </style:style>
    <style:style style:name="P22" style:family="paragraph" style:parent-style-name="Standard">
      <style:text-properties fo:font-style="italic" officeooo:rsid="0022499c" officeooo:paragraph-rsid="0022499c" style:font-style-asian="italic"/>
    </style:style>
    <style:style style:name="P23" style:family="paragraph" style:parent-style-name="Standard">
      <style:text-properties officeooo:paragraph-rsid="0022499c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bold" style:font-name-asian="Calibri1" style:font-size-asian="11pt" style:font-style-asian="normal" style:font-weight-asian="bold" style:font-name-complex="Calibri1" style:font-size-complex="11pt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solid" style:text-underline-width="auto" style:text-underline-color="font-color" fo:font-weight="normal" style:font-name-asian="Calibri1" style:font-size-asian="11pt" style:font-style-asian="normal" style:font-weight-asian="normal" style:font-name-complex="Calibri1" style:font-size-complex="11pt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Courier New" fo:font-size="11pt" fo:font-style="normal" style:text-underline-style="none" fo:font-weight="normal" style:font-name-asian="Courier New1" style:font-size-asian="11pt" style:font-style-asian="normal" style:font-weight-asian="normal" style:font-name-complex="Courier New1" style:font-size-complex="11pt"/>
    </style:style>
    <style:style style:name="T4" style:family="text">
      <style:text-properties fo:font-weight="bold" style:font-weight-asian="bold"/>
    </style:style>
    <style:style style:name="T5" style:family="text">
      <style:text-properties style:font-name="Courier New" style:font-name-asian="Courier New1" style:font-name-complex="Courier New1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officeooo:rsid="00204d17"/>
    </style:style>
    <style:style style:name="T8" style:family="text">
      <style:text-properties officeooo:rsid="00213cf1"/>
    </style:style>
    <style:style style:name="T9" style:family="text">
      <style:text-properties officeooo:rsid="0022499c"/>
    </style:style>
    <style:style style:name="Sect1" style:family="section">
      <style:section-properties style:editable="false">
        <style:columns fo:column-count="3">
          <style:column style:rel-width="20979*" fo:start-indent="0in" fo:end-indent="0.25in"/>
          <style:column style:rel-width="23581*" fo:start-indent="0.25in" fo:end-indent="0.25in"/>
          <style:column style:rel-width="20975*" fo:start-indent="0.25in" fo:end-indent="0in"/>
        </style:columns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9" text:outline-level="1">Requis pour variante diplomania</text:h>
      <text:p text:style-name="Standard"/>
      <text:p text:style-name="P1">Pour aider à la compréhension de ce document, voici la convention utilisée pour les exemples issus de la variante standard:</text:p>
      <text:section text:style-name="Sect1" text:name="TextSection">
        <text:p text:style-name="P1"/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P16">1</text:p>
            </table:table-cell>
            <table:table-cell table:style-name="Table1.A1" office:value-type="string">
              <text:p text:style-name="P16">ADR</text:p>
            </table:table-cell>
          </table:table-row>
          <table:table-row table:style-name="Table1.1">
            <table:table-cell table:style-name="Table1.A1" office:value-type="string">
              <text:p text:style-name="P16">2</text:p>
            </table:table-cell>
            <table:table-cell table:style-name="Table1.A1" office:value-type="string">
              <text:p text:style-name="P16">AEG</text:p>
            </table:table-cell>
          </table:table-row>
          <table:table-row table:style-name="Table1.1">
            <table:table-cell table:style-name="Table1.A1" office:value-type="string">
              <text:p text:style-name="P16">3</text:p>
            </table:table-cell>
            <table:table-cell table:style-name="Table1.A1" office:value-type="string">
              <text:p text:style-name="P16">alb</text:p>
            </table:table-cell>
          </table:table-row>
          <table:table-row table:style-name="Table1.1">
            <table:table-cell table:style-name="Table1.A1" office:value-type="string">
              <text:p text:style-name="P16">4</text:p>
            </table:table-cell>
            <table:table-cell table:style-name="Table1.A1" office:value-type="string">
              <text:p text:style-name="P16">ank</text:p>
            </table:table-cell>
          </table:table-row>
          <table:table-row table:style-name="Table1.1">
            <table:table-cell table:style-name="Table1.A1" office:value-type="string">
              <text:p text:style-name="P16">5</text:p>
            </table:table-cell>
            <table:table-cell table:style-name="Table1.A1" office:value-type="string">
              <text:p text:style-name="P16">APU</text:p>
            </table:table-cell>
          </table:table-row>
          <table:table-row table:style-name="Table1.1">
            <table:table-cell table:style-name="Table1.A1" office:value-type="string">
              <text:p text:style-name="P16">6</text:p>
            </table:table-cell>
            <table:table-cell table:style-name="Table1.A1" office:value-type="string">
              <text:p text:style-name="P16">ARM</text:p>
            </table:table-cell>
          </table:table-row>
          <table:table-row table:style-name="Table1.1">
            <table:table-cell table:style-name="Table1.A1" office:value-type="string">
              <text:p text:style-name="P16">7</text:p>
            </table:table-cell>
            <table:table-cell table:style-name="Table1.A1" office:value-type="string">
              <text:p text:style-name="P16">BAL</text:p>
            </table:table-cell>
          </table:table-row>
          <table:table-row table:style-name="Table1.1">
            <table:table-cell table:style-name="Table1.A1" office:value-type="string">
              <text:p text:style-name="P16">8</text:p>
            </table:table-cell>
            <table:table-cell table:style-name="Table1.A1" office:value-type="string">
              <text:p text:style-name="P16">BAR</text:p>
            </table:table-cell>
          </table:table-row>
          <table:table-row table:style-name="Table1.1">
            <table:table-cell table:style-name="Table1.A1" office:value-type="string">
              <text:p text:style-name="P16">9</text:p>
            </table:table-cell>
            <table:table-cell table:style-name="Table1.A1" office:value-type="string">
              <text:p text:style-name="P16">BEL</text:p>
            </table:table-cell>
          </table:table-row>
          <table:table-row table:style-name="Table1.1">
            <table:table-cell table:style-name="Table1.A1" office:value-type="string">
              <text:p text:style-name="P16">10</text:p>
            </table:table-cell>
            <table:table-cell table:style-name="Table1.A1" office:value-type="string">
              <text:p text:style-name="P16">BER</text:p>
            </table:table-cell>
          </table:table-row>
          <table:table-row table:style-name="Table1.1">
            <table:table-cell table:style-name="Table1.A1" office:value-type="string">
              <text:p text:style-name="P16">11</text:p>
            </table:table-cell>
            <table:table-cell table:style-name="Table1.A1" office:value-type="string">
              <text:p text:style-name="P16">BLA</text:p>
            </table:table-cell>
          </table:table-row>
          <table:table-row table:style-name="Table1.1">
            <table:table-cell table:style-name="Table1.A1" office:value-type="string">
              <text:p text:style-name="P16">12</text:p>
            </table:table-cell>
            <table:table-cell table:style-name="Table1.A1" office:value-type="string">
              <text:p text:style-name="P16">BOH</text:p>
            </table:table-cell>
          </table:table-row>
          <table:table-row table:style-name="Table1.1">
            <table:table-cell table:style-name="Table1.A1" office:value-type="string">
              <text:p text:style-name="P16">13</text:p>
            </table:table-cell>
            <table:table-cell table:style-name="Table1.A1" office:value-type="string">
              <text:p text:style-name="P16">BOT</text:p>
            </table:table-cell>
          </table:table-row>
          <table:table-row table:style-name="Table1.1">
            <table:table-cell table:style-name="Table1.A1" office:value-type="string">
              <text:p text:style-name="P16">14</text:p>
            </table:table-cell>
            <table:table-cell table:style-name="Table1.A1" office:value-type="string">
              <text:p text:style-name="P16">BRE</text:p>
            </table:table-cell>
          </table:table-row>
          <table:table-row table:style-name="Table1.1">
            <table:table-cell table:style-name="Table1.A1" office:value-type="string">
              <text:p text:style-name="P16">15</text:p>
            </table:table-cell>
            <table:table-cell table:style-name="Table1.A1" office:value-type="string">
              <text:p text:style-name="P16">BUD</text:p>
            </table:table-cell>
          </table:table-row>
          <table:table-row table:style-name="Table1.1">
            <table:table-cell table:style-name="Table1.A1" office:value-type="string">
              <text:p text:style-name="P16">16</text:p>
            </table:table-cell>
            <table:table-cell table:style-name="Table1.A1" office:value-type="string">
              <text:p text:style-name="P16">BUL</text:p>
            </table:table-cell>
          </table:table-row>
          <table:table-row table:style-name="Table1.1">
            <table:table-cell table:style-name="Table1.A1" office:value-type="string">
              <text:p text:style-name="P16">17</text:p>
            </table:table-cell>
            <table:table-cell table:style-name="Table1.A1" office:value-type="string">
              <text:p text:style-name="P16">bur</text:p>
            </table:table-cell>
          </table:table-row>
          <table:table-row table:style-name="Table1.1">
            <table:table-cell table:style-name="Table1.A1" office:value-type="string">
              <text:p text:style-name="P16">18</text:p>
            </table:table-cell>
            <table:table-cell table:style-name="Table1.A1" office:value-type="string">
              <text:p text:style-name="P16">cly</text:p>
            </table:table-cell>
          </table:table-row>
          <table:table-row table:style-name="Table1.1">
            <table:table-cell table:style-name="Table1.A1" office:value-type="string">
              <text:p text:style-name="P16">19</text:p>
            </table:table-cell>
            <table:table-cell table:style-name="Table1.A1" office:value-type="string">
              <text:p text:style-name="P16">CON</text:p>
            </table:table-cell>
          </table:table-row>
          <table:table-row table:style-name="Table1.1">
            <table:table-cell table:style-name="Table1.A1" office:value-type="string">
              <text:p text:style-name="P16">20</text:p>
            </table:table-cell>
            <table:table-cell table:style-name="Table1.A1" office:value-type="string">
              <text:p text:style-name="P16">den</text:p>
            </table:table-cell>
          </table:table-row>
          <table:table-row table:style-name="Table1.1">
            <table:table-cell table:style-name="Table1.A1" office:value-type="string">
              <text:p text:style-name="P16">21</text:p>
            </table:table-cell>
            <table:table-cell table:style-name="Table1.A1" office:value-type="string">
              <text:p text:style-name="P16">EAS</text:p>
            </table:table-cell>
          </table:table-row>
          <table:table-row table:style-name="Table1.1">
            <table:table-cell table:style-name="Table1.A1" office:value-type="string">
              <text:p text:style-name="P16">22</text:p>
            </table:table-cell>
            <table:table-cell table:style-name="Table1.A1" office:value-type="string">
              <text:p text:style-name="P16">EDI</text:p>
            </table:table-cell>
          </table:table-row>
          <table:table-row table:style-name="Table1.1">
            <table:table-cell table:style-name="Table1.A1" office:value-type="string">
              <text:p text:style-name="P16">23</text:p>
            </table:table-cell>
            <table:table-cell table:style-name="Table1.A1" office:value-type="string">
              <text:p text:style-name="P16">ENG</text:p>
            </table:table-cell>
          </table:table-row>
          <table:table-row table:style-name="Table1.1">
            <table:table-cell table:style-name="Table1.A1" office:value-type="string">
              <text:p text:style-name="P16">24</text:p>
            </table:table-cell>
            <table:table-cell table:style-name="Table1.A1" office:value-type="string">
              <text:p text:style-name="P16">FIN</text:p>
            </table:table-cell>
          </table:table-row>
          <table:table-row table:style-name="Table1.1">
            <table:table-cell table:style-name="Table1.A1" office:value-type="string">
              <text:p text:style-name="P16">25</text:p>
            </table:table-cell>
            <table:table-cell table:style-name="Table1.A1" office:value-type="string">
              <text:p text:style-name="P16">GAL</text:p>
            </table:table-cell>
          </table:table-row>
          <table:table-row table:style-name="Table1.1">
            <table:table-cell table:style-name="Table1.A1" office:value-type="string">
              <text:p text:style-name="P16">26</text:p>
            </table:table-cell>
            <table:table-cell table:style-name="Table1.A1" office:value-type="string">
              <text:p text:style-name="P16">GAS</text:p>
            </table:table-cell>
          </table:table-row>
          <table:table-row table:style-name="Table1.1">
            <table:table-cell table:style-name="Table1.A1" office:value-type="string">
              <text:p text:style-name="P16">27</text:p>
            </table:table-cell>
            <table:table-cell table:style-name="Table1.A1" office:value-type="string">
              <text:p text:style-name="P16">GOL</text:p>
            </table:table-cell>
          </table:table-row>
          <table:table-row table:style-name="Table1.1">
            <table:table-cell table:style-name="Table1.A1" office:value-type="string">
              <text:p text:style-name="P16">28</text:p>
            </table:table-cell>
            <table:table-cell table:style-name="Table1.A1" office:value-type="string">
              <text:p text:style-name="P16">GRE</text:p>
            </table:table-cell>
          </table:table-row>
          <table:table-row table:style-name="Table1.1">
            <table:table-cell table:style-name="Table1.A1" office:value-type="string">
              <text:p text:style-name="P16">29</text:p>
            </table:table-cell>
            <table:table-cell table:style-name="Table1.A1" office:value-type="string">
              <text:p text:style-name="P16">HEL</text:p>
            </table:table-cell>
          </table:table-row>
          <table:table-row table:style-name="Table1.1">
            <table:table-cell table:style-name="Table1.A1" office:value-type="string">
              <text:p text:style-name="P16">30</text:p>
            </table:table-cell>
            <table:table-cell table:style-name="Table1.A1" office:value-type="string">
              <text:p text:style-name="P16">hol</text:p>
            </table:table-cell>
          </table:table-row>
          <table:table-row table:style-name="Table1.1">
            <table:table-cell table:style-name="Table1.A1" office:value-type="string">
              <text:p text:style-name="P16">31</text:p>
            </table:table-cell>
            <table:table-cell table:style-name="Table1.A1" office:value-type="string">
              <text:p text:style-name="P16">ION</text:p>
            </table:table-cell>
          </table:table-row>
          <table:table-row table:style-name="Table1.1">
            <table:table-cell table:style-name="Table1.A1" office:value-type="string">
              <text:p text:style-name="P16">32</text:p>
            </table:table-cell>
            <table:table-cell table:style-name="Table1.A1" office:value-type="string">
              <text:p text:style-name="P16">IRI</text:p>
            </table:table-cell>
          </table:table-row>
          <table:table-row table:style-name="Table1.1">
            <table:table-cell table:style-name="Table1.A1" office:value-type="string">
              <text:p text:style-name="P16">33</text:p>
            </table:table-cell>
            <table:table-cell table:style-name="Table1.A1" office:value-type="string">
              <text:p text:style-name="P16">KIE</text:p>
            </table:table-cell>
          </table:table-row>
          <table:table-row table:style-name="Table1.1">
            <table:table-cell table:style-name="Table1.A1" office:value-type="string">
              <text:p text:style-name="P16">34</text:p>
            </table:table-cell>
            <table:table-cell table:style-name="Table1.A1" office:value-type="string">
              <text:p text:style-name="P16">lon</text:p>
            </table:table-cell>
          </table:table-row>
          <table:table-row table:style-name="Table1.1">
            <table:table-cell table:style-name="Table1.A1" office:value-type="string">
              <text:p text:style-name="P16">35</text:p>
            </table:table-cell>
            <table:table-cell table:style-name="Table1.A1" office:value-type="string">
              <text:p text:style-name="P16">lvn</text:p>
            </table:table-cell>
          </table:table-row>
          <table:table-row table:style-name="Table1.1">
            <table:table-cell table:style-name="Table1.A1" office:value-type="string">
              <text:p text:style-name="P16">36</text:p>
            </table:table-cell>
            <table:table-cell table:style-name="Table1.A1" office:value-type="string">
              <text:p text:style-name="P16">lvp</text:p>
            </table:table-cell>
          </table:table-row>
          <table:table-row table:style-name="Table1.1">
            <table:table-cell table:style-name="Table1.A1" office:value-type="string">
              <text:p text:style-name="P16">37</text:p>
            </table:table-cell>
            <table:table-cell table:style-name="Table1.A1" office:value-type="string">
              <text:p text:style-name="P16">mar</text:p>
            </table:table-cell>
          </table:table-row>
          <table:table-row table:style-name="Table1.1">
            <table:table-cell table:style-name="Table1.A1" office:value-type="string">
              <text:p text:style-name="P16">38</text:p>
            </table:table-cell>
            <table:table-cell table:style-name="Table1.A1" office:value-type="string">
              <text:p text:style-name="P16">MID</text:p>
            </table:table-cell>
          </table:table-row>
          <table:table-row table:style-name="Table1.1">
            <table:table-cell table:style-name="Table1.A1" office:value-type="string">
              <text:p text:style-name="P16">39</text:p>
            </table:table-cell>
            <table:table-cell table:style-name="Table1.A1" office:value-type="string">
              <text:p text:style-name="P16">MOS</text:p>
            </table:table-cell>
          </table:table-row>
          <table:table-row table:style-name="Table1.1">
            <table:table-cell table:style-name="Table1.A1" office:value-type="string">
              <text:p text:style-name="P16">40</text:p>
            </table:table-cell>
            <table:table-cell table:style-name="Table1.A1" office:value-type="string">
              <text:p text:style-name="P16">MUN</text:p>
            </table:table-cell>
          </table:table-row>
          <table:table-row table:style-name="Table1.1">
            <table:table-cell table:style-name="Table1.A1" office:value-type="string">
              <text:p text:style-name="P16">41</text:p>
            </table:table-cell>
            <table:table-cell table:style-name="Table1.A1" office:value-type="string">
              <text:p text:style-name="P16">naf</text:p>
            </table:table-cell>
          </table:table-row>
          <table:table-row table:style-name="Table1.1">
            <table:table-cell table:style-name="Table1.A1" office:value-type="string">
              <text:p text:style-name="P16">42</text:p>
            </table:table-cell>
            <table:table-cell table:style-name="Table1.A1" office:value-type="string">
              <text:p text:style-name="P16">NAP</text:p>
            </table:table-cell>
          </table:table-row>
          <table:table-row table:style-name="Table1.1">
            <table:table-cell table:style-name="Table1.A1" office:value-type="string">
              <text:p text:style-name="P16">43</text:p>
            </table:table-cell>
            <table:table-cell table:style-name="Table1.A1" office:value-type="string">
              <text:p text:style-name="P16">NAT</text:p>
            </table:table-cell>
          </table:table-row>
          <table:table-row table:style-name="Table1.1">
            <table:table-cell table:style-name="Table1.A1" office:value-type="string">
              <text:p text:style-name="P16">44</text:p>
            </table:table-cell>
            <table:table-cell table:style-name="Table1.A1" office:value-type="string">
              <text:p text:style-name="P16">NRG</text:p>
            </table:table-cell>
          </table:table-row>
          <table:table-row table:style-name="Table1.1">
            <table:table-cell table:style-name="Table1.A1" office:value-type="string">
              <text:p text:style-name="P16">45</text:p>
            </table:table-cell>
            <table:table-cell table:style-name="Table1.A1" office:value-type="string">
              <text:p text:style-name="P16">NTH</text:p>
            </table:table-cell>
          </table:table-row>
          <table:table-row table:style-name="Table1.1">
            <table:table-cell table:style-name="Table1.A1" office:value-type="string">
              <text:p text:style-name="P16">46</text:p>
            </table:table-cell>
            <table:table-cell table:style-name="Table1.A1" office:value-type="string">
              <text:p text:style-name="P16">nwy</text:p>
            </table:table-cell>
          </table:table-row>
          <table:table-row table:style-name="Table1.1">
            <table:table-cell table:style-name="Table1.A1" office:value-type="string">
              <text:p text:style-name="P16">47</text:p>
            </table:table-cell>
            <table:table-cell table:style-name="Table1.A1" office:value-type="string">
              <text:p text:style-name="P16">PAR</text:p>
            </table:table-cell>
          </table:table-row>
          <table:table-row table:style-name="Table1.1">
            <table:table-cell table:style-name="Table1.A1" office:value-type="string">
              <text:p text:style-name="P16">48</text:p>
            </table:table-cell>
            <table:table-cell table:style-name="Table1.A1" office:value-type="string">
              <text:p text:style-name="P16">PIC</text:p>
            </table:table-cell>
          </table:table-row>
          <table:table-row table:style-name="Table1.1">
            <table:table-cell table:style-name="Table1.A1" office:value-type="string">
              <text:p text:style-name="P16">49</text:p>
            </table:table-cell>
            <table:table-cell table:style-name="Table1.A1" office:value-type="string">
              <text:p text:style-name="P16">PIE</text:p>
            </table:table-cell>
          </table:table-row>
          <table:table-row table:style-name="Table1.1">
            <table:table-cell table:style-name="Table1.A1" office:value-type="string">
              <text:p text:style-name="P16">50</text:p>
            </table:table-cell>
            <table:table-cell table:style-name="Table1.A1" office:value-type="string">
              <text:p text:style-name="P16">POR</text:p>
            </table:table-cell>
          </table:table-row>
          <table:table-row table:style-name="Table1.1">
            <table:table-cell table:style-name="Table1.A1" office:value-type="string">
              <text:p text:style-name="P16">51</text:p>
            </table:table-cell>
            <table:table-cell table:style-name="Table1.A1" office:value-type="string">
              <text:p text:style-name="P16">PRU</text:p>
            </table:table-cell>
          </table:table-row>
          <table:table-row table:style-name="Table1.1">
            <table:table-cell table:style-name="Table1.A1" office:value-type="string">
              <text:p text:style-name="P16">52</text:p>
            </table:table-cell>
            <table:table-cell table:style-name="Table1.A1" office:value-type="string">
              <text:p text:style-name="P16">ROM</text:p>
            </table:table-cell>
          </table:table-row>
          <table:table-row table:style-name="Table1.1">
            <table:table-cell table:style-name="Table1.A1" office:value-type="string">
              <text:p text:style-name="P16">53</text:p>
            </table:table-cell>
            <table:table-cell table:style-name="Table1.A1" office:value-type="string">
              <text:p text:style-name="P16">ruh</text:p>
            </table:table-cell>
          </table:table-row>
          <table:table-row table:style-name="Table1.1">
            <table:table-cell table:style-name="Table1.A1" office:value-type="string">
              <text:p text:style-name="P16">54</text:p>
            </table:table-cell>
            <table:table-cell table:style-name="Table1.A1" office:value-type="string">
              <text:p text:style-name="P16">rum</text:p>
            </table:table-cell>
          </table:table-row>
          <table:table-row table:style-name="Table1.1">
            <table:table-cell table:style-name="Table1.A1" office:value-type="string">
              <text:p text:style-name="P16">55</text:p>
            </table:table-cell>
            <table:table-cell table:style-name="Table1.A1" office:value-type="string">
              <text:p text:style-name="P16">SER</text:p>
            </table:table-cell>
          </table:table-row>
          <table:table-row table:style-name="Table1.1">
            <table:table-cell table:style-name="Table1.A1" office:value-type="string">
              <text:p text:style-name="P16">56</text:p>
            </table:table-cell>
            <table:table-cell table:style-name="Table1.A1" office:value-type="string">
              <text:p text:style-name="P16">sev</text:p>
            </table:table-cell>
          </table:table-row>
          <table:table-row table:style-name="Table1.1">
            <table:table-cell table:style-name="Table1.A1" office:value-type="string">
              <text:p text:style-name="P16">57</text:p>
            </table:table-cell>
            <table:table-cell table:style-name="Table1.A1" office:value-type="string">
              <text:p text:style-name="P16">SIL</text:p>
            </table:table-cell>
          </table:table-row>
          <table:table-row table:style-name="Table1.1">
            <table:table-cell table:style-name="Table1.A1" office:value-type="string">
              <text:p text:style-name="P16">58</text:p>
            </table:table-cell>
            <table:table-cell table:style-name="Table1.A1" office:value-type="string">
              <text:p text:style-name="P16">SKA</text:p>
            </table:table-cell>
          </table:table-row>
          <table:table-row table:style-name="Table1.1">
            <table:table-cell table:style-name="Table1.A1" office:value-type="string">
              <text:p text:style-name="P16">59</text:p>
            </table:table-cell>
            <table:table-cell table:style-name="Table1.A1" office:value-type="string">
              <text:p text:style-name="P16">SMY</text:p>
            </table:table-cell>
          </table:table-row>
          <table:table-row table:style-name="Table1.1">
            <table:table-cell table:style-name="Table1.A1" office:value-type="string">
              <text:p text:style-name="P16">60</text:p>
            </table:table-cell>
            <table:table-cell table:style-name="Table1.A1" office:value-type="string">
              <text:p text:style-name="P16">spa</text:p>
            </table:table-cell>
          </table:table-row>
          <table:table-row table:style-name="Table1.1">
            <table:table-cell table:style-name="Table1.A1" office:value-type="string">
              <text:p text:style-name="P16">61</text:p>
            </table:table-cell>
            <table:table-cell table:style-name="Table1.A1" office:value-type="string">
              <text:p text:style-name="P16">STP</text:p>
            </table:table-cell>
          </table:table-row>
          <table:table-row table:style-name="Table1.1">
            <table:table-cell table:style-name="Table1.A1" office:value-type="string">
              <text:p text:style-name="P16">62</text:p>
            </table:table-cell>
            <table:table-cell table:style-name="Table1.A1" office:value-type="string">
              <text:p text:style-name="P16">swe</text:p>
            </table:table-cell>
          </table:table-row>
          <table:table-row table:style-name="Table1.1">
            <table:table-cell table:style-name="Table1.A1" office:value-type="string">
              <text:p text:style-name="P16">63</text:p>
            </table:table-cell>
            <table:table-cell table:style-name="Table1.A1" office:value-type="string">
              <text:p text:style-name="P16">SYR</text:p>
            </table:table-cell>
          </table:table-row>
          <table:table-row table:style-name="Table1.1">
            <table:table-cell table:style-name="Table1.A1" office:value-type="string">
              <text:p text:style-name="P16">64</text:p>
            </table:table-cell>
            <table:table-cell table:style-name="Table1.A1" office:value-type="string">
              <text:p text:style-name="P16">TRI</text:p>
            </table:table-cell>
          </table:table-row>
          <table:table-row table:style-name="Table1.1">
            <table:table-cell table:style-name="Table1.A1" office:value-type="string">
              <text:p text:style-name="P16">65</text:p>
            </table:table-cell>
            <table:table-cell table:style-name="Table1.A1" office:value-type="string">
              <text:p text:style-name="P16">TUN</text:p>
            </table:table-cell>
          </table:table-row>
          <table:table-row table:style-name="Table1.1">
            <table:table-cell table:style-name="Table1.A1" office:value-type="string">
              <text:p text:style-name="P16">66</text:p>
            </table:table-cell>
            <table:table-cell table:style-name="Table1.A1" office:value-type="string">
              <text:p text:style-name="P16">tus</text:p>
            </table:table-cell>
          </table:table-row>
          <table:table-row table:style-name="Table1.1">
            <table:table-cell table:style-name="Table1.A1" office:value-type="string">
              <text:p text:style-name="P16">67</text:p>
            </table:table-cell>
            <table:table-cell table:style-name="Table1.A1" office:value-type="string">
              <text:p text:style-name="P16">TYN</text:p>
            </table:table-cell>
          </table:table-row>
          <table:table-row table:style-name="Table1.1">
            <table:table-cell table:style-name="Table1.A1" office:value-type="string">
              <text:p text:style-name="P16">68</text:p>
            </table:table-cell>
            <table:table-cell table:style-name="Table1.A1" office:value-type="string">
              <text:p text:style-name="P16">TYR</text:p>
            </table:table-cell>
          </table:table-row>
          <table:table-row table:style-name="Table1.1">
            <table:table-cell table:style-name="Table1.A1" office:value-type="string">
              <text:p text:style-name="P16">69</text:p>
            </table:table-cell>
            <table:table-cell table:style-name="Table1.A1" office:value-type="string">
              <text:p text:style-name="P16">UKR</text:p>
            </table:table-cell>
          </table:table-row>
          <table:table-row table:style-name="Table1.1">
            <table:table-cell table:style-name="Table1.A1" office:value-type="string">
              <text:p text:style-name="P16">70</text:p>
            </table:table-cell>
            <table:table-cell table:style-name="Table1.A1" office:value-type="string">
              <text:p text:style-name="P16">VEN</text:p>
            </table:table-cell>
          </table:table-row>
          <table:table-row table:style-name="Table1.1">
            <table:table-cell table:style-name="Table1.A1" office:value-type="string">
              <text:p text:style-name="P16">71</text:p>
            </table:table-cell>
            <table:table-cell table:style-name="Table1.A1" office:value-type="string">
              <text:p text:style-name="P16">VIE</text:p>
            </table:table-cell>
          </table:table-row>
          <table:table-row table:style-name="Table1.1">
            <table:table-cell table:style-name="Table1.A1" office:value-type="string">
              <text:p text:style-name="P16">72</text:p>
            </table:table-cell>
            <table:table-cell table:style-name="Table1.A1" office:value-type="string">
              <text:p text:style-name="P16">wal</text:p>
            </table:table-cell>
          </table:table-row>
          <table:table-row table:style-name="Table1.1">
            <table:table-cell table:style-name="Table1.A1" office:value-type="string">
              <text:p text:style-name="P16">73</text:p>
            </table:table-cell>
            <table:table-cell table:style-name="Table1.A1" office:value-type="string">
              <text:p text:style-name="P16">war</text:p>
            </table:table-cell>
          </table:table-row>
          <table:table-row table:style-name="Table1.1">
            <table:table-cell table:style-name="Table1.A1" office:value-type="string">
              <text:p text:style-name="P16">74</text:p>
            </table:table-cell>
            <table:table-cell table:style-name="Table1.A1" office:value-type="string">
              <text:p text:style-name="P16">WES</text:p>
            </table:table-cell>
          </table:table-row>
          <table:table-row table:style-name="Table1.1">
            <table:table-cell table:style-name="Table1.A1" office:value-type="string">
              <text:p text:style-name="P16">75</text:p>
            </table:table-cell>
            <table:table-cell table:style-name="Table1.A1" office:value-type="string">
              <text:p text:style-name="P16">YOR</text:p>
            </table:table-cell>
          </table:table-row>
        </table:table>
        <text:p text:style-name="P1"/>
      </text:section>
      <text:section text:style-name="Sect2" text:name="Section1">
        <text:p text:style-name="Standard"><text:soft-page-break/></text:p>
        <text:h text:style-name="Heading_20_2" text:outline-level="2"><text:bookmark text:name="_heading=h.hiyp5bavhu12"/>Une variante</text:h>
        <text:p text:style-name="Standard"/>
        <table:table table:name="Table2" table:style-name="Table2">
          <table:table-column table:style-name="Table2.A"/>
          <table:table-row table:style-name="Table2.1">
            <table:table-cell table:style-name="Table2.A1" office:value-type="string">
              <text:p text:style-name="P17">Eléments à placer sur le back end qui décrivent la variante elle même</text:p>
            </table:table-cell>
          </table:table-row>
        </table:table>
        <text:p text:style-name="Standard"/>
        <text:p text:style-name="Standard">Un fichier « &lt;nom_de_variante&gt;.json » sur le modèle ci-dessous :</text:p>
        <text:p text:style-name="P2"><text:span text:style-name="T1">// les régions avec leur type (1=côte 2=terre 3=mer) sans les zones c</text:span><text:span text:style-name="T4">ôtières</text:span></text:p>
        <text:p text:style-name="P11"><text:s text:c="3"/>"regions": [</text:p>
        <text:p text:style-name="P11"><text:s text:c="8"/>3, 3, 1, 1, 1, 1, 3, 3, 1, 1,</text:p>
        <text:p text:style-name="P11"><text:s text:c="8"/>3, 2, 3, 1, 2, 1, 2, 1, 1, 1,</text:p>
        <text:p text:style-name="P11"><text:s text:c="8"/>3, 1, 3, 1, 2, 1, 3, 1, 3, 1,</text:p>
        <text:p text:style-name="P11"><text:s text:c="8"/>3, 3, 1, 1, 1, 1, 1, 3, 2, 2,</text:p>
        <text:p text:style-name="P11"><text:s text:c="8"/>1, 1, 3, 3, 3, 1, 2, 1, 1, 1,</text:p>
        <text:p text:style-name="P11"><text:s text:c="8"/>1, 1, 2, 1, 2, 1, 2, 3, 1, 1,</text:p>
        <text:p text:style-name="P11"><text:s text:c="8"/>1, 1, 1, 1, 1, 1, 3, 2, 2, 1,</text:p>
        <text:p text:style-name="P11"><text:s text:c="8"/>2, 1, 2, 3, 1</text:p>
        <text:p text:style-name="P11"><text:s text:c="3"/>],</text:p>
        <text:p text:style-name="P5">// les centres : liste des régions qui sont un centre</text:p>
        <text:p text:style-name="P11"><text:s text:c="3"/>"centers": [</text:p>
        <text:p text:style-name="P11"><text:s text:c="7"/>4, <text:s/>9, <text:s/>10, 14, 15, 16, 19, 20, 22, 28,</text:p>
        <text:p text:style-name="P11"><text:s text:c="7"/>30, 33, 34, 36, 37, 39, 40, 42, 46, 47,</text:p>
        <text:p text:style-name="P11"><text:s text:c="7"/>50, 52, 54, 55, 56, 59, 60, 61, 62, 64,</text:p>
        <text:p text:style-name="P11"><text:s text:c="7"/>65, 70, 71, 73</text:p>
        <text:p text:style-name="P11"><text:s text:c="4"/>],</text:p>
        <text:p text:style-name="P5">// le nombre de rôles dans la variante</text:p>
        <text:p text:style-name="P11"><text:s text:c="4"/>"roles": {</text:p>
        <text:p text:style-name="P11"><text:s text:c="7"/>"number" : 7</text:p>
        <text:p text:style-name="P11"><text:s text:c="4"/>},</text:p>
        <text:p text:style-name="P2"><text:span text:style-name="T1">// les centres de départ pour chaque rôle : (attention c</text:span><text:span text:style-name="T4">’est </text:span><text:span text:style-name="T1">un numéro de centre, pas de zone)</text:span></text:p>
        <text:p text:style-name="P11"><text:s text:c="4"/>"start_centers": [</text:p>
        <text:p text:style-name="P11"><text:s text:c="6"/>[9, 14, 13],</text:p>
        <text:p text:style-name="P11"><text:s text:c="6"/>[4, 15, 20],</text:p>
        <text:p text:style-name="P11"><text:s text:c="6"/>[3, 12, 17],</text:p>
        <text:p text:style-name="P11"><text:s text:c="6"/>[18, 22, 32],</text:p>
        <text:p text:style-name="P11"><text:s text:c="6"/>[5, 30, 33],</text:p>
        <text:p text:style-name="P11"><text:s text:c="6"/>[16, 25, 28, 34],</text:p>
        <text:p text:style-name="P11"><text:s text:c="6"/>[1, 7, 26]</text:p>
        <text:p text:style-name="P11"><text:s text:c="4"/>],</text:p>
        <text:p text:style-name="P5">// le nombre de type de côte dans la variante</text:p>
        <text:p text:style-name="P11"><text:s text:c="4"/>"type_coasts": {</text:p>
        <text:p text:style-name="P11"><text:s text:c="6"/>"number" : 3</text:p>
        <text:p text:style-name="P11"><text:s text:c="4"/>},</text:p>
        <text:p text:style-name="P5">// les zones côtières : numéro de la zone terrestre, type de zone côtière</text:p>
        <text:p text:style-name="P11"><text:s text:c="4"/>"coastal_zones": [</text:p>
        <text:p text:style-name="P11"><text:s text:c="5"/>[16, 1],</text:p>
        <text:p text:style-name="P11"><text:s text:c="5"/>[16, 3],</text:p>
        <text:p text:style-name="P11"><text:s text:c="5"/>[60, 2],</text:p>
        <text:p text:style-name="P11"><text:s text:c="5"/>[60, 3],</text:p>
        <text:p text:style-name="P11"><text:s text:c="5"/>[61, 2],</text:p>
        <text:p text:style-name="P11"><text:s text:c="5"/>[61, 3]</text:p>
        <text:p text:style-name="P11"><text:soft-page-break/><text:s text:c="4"/>],</text:p>
        <text:p text:style-name="P5">// les unités de départ : par rôle : par type d’unité : liste de zone (1=armée 2=flotte)</text:p>
        <text:p text:style-name="P11"><text:s text:c="4"/>"start_units": [</text:p>
        <text:p text:style-name="P11"><text:s text:c="6"/>{"1" : [36], <text:s text:c="4"/>"2" : [ 22, 34]} ,</text:p>
        <text:p text:style-name="P11"><text:s text:c="6"/>{"1" : [37, 47], "2" : [ 14]} ,</text:p>
        <text:p text:style-name="P11"><text:s text:c="6"/>{"1" : [10, 40], "2" : [ 33]} ,</text:p>
        <text:p text:style-name="P11"><text:s text:c="6"/>{"1" : [52, 70], "2" : [ 42]} ,</text:p>
        <text:p text:style-name="P11"><text:s text:c="6"/>{"1" : [15, 71], "2" : [ 64]} ,</text:p>
        <text:p text:style-name="P11"><text:s text:c="6"/>{"1" : [39, 73], "2" : [ 56, 81]} ,</text:p>
        <text:p text:style-name="P11"><text:s text:c="6"/>{"1" : [19, 59], "2" : [ 4]}</text:p>
        <text:p text:style-name="P11"><text:s text:c="4"/>],</text:p>
        <text:p text:style-name="P5"><text:bookmark-start text:name="__DdeLink__1122_682338127"/>// la valeur de l’année zéro</text:p>
        <text:p text:style-name="P11"><text:s text:c="4"/>"year_zero" : 1900,</text:p>
        <text:p text:style-name="P7">// <text:span text:style-name="T8">les puissances en désordre civl</text:span></text:p>
        <text:p text:style-name="P12"><text:s text:c="4"/>"<text:span text:style-name="T8">disorder</text:span>" : <text:span text:style-name="T8">{}</text:span>,</text:p>
        <text:p text:style-name="P7">// <text:span text:style-name="T8">la visibilité est-elle réduite ?</text:span></text:p>
        <text:p text:style-name="P12"><text:s text:c="4"/>"<text:span text:style-name="T8">visibility</text:span>_<text:span text:style-name="T8">restricted</text:span>" : <text:span text:style-name="T8">false</text:span>,</text:p>
        <text:p text:style-name="P8"><text:bookmark-end text:name="__DdeLink__1122_682338127"/>// les voisinages (par armée puis par flotte) zone -&gt; liste de zones</text:p>
        <text:p text:style-name="P10">// <text:span text:style-name="T7">tous les voisinages par armée des toutes les zones concernées</text:span></text:p>
        <text:p text:style-name="P9">// <text:span text:style-name="T7">*puis* tous les voisinages par flotte de toutes les zones </text:span><text:bookmark-start text:name="__DdeLink__1109_3404158399"/><text:span text:style-name="T7">concernées</text:span><text:bookmark-end text:name="__DdeLink__1109_3404158399"/></text:p>
        <text:p text:style-name="P11"><text:s text:c="4"/>"neighbouring": [</text:p>
        <text:p text:style-name="P13"><text:s text:c="8"/>{</text:p>
        <text:p text:style-name="P13"><text:s text:c="12"/>"3": [</text:p>
        <text:p text:style-name="P13"><text:s text:c="16"/>28,</text:p>
        <text:p text:style-name="P13"><text:s text:c="16"/>55,</text:p>
        <text:p text:style-name="P13"><text:s text:c="16"/>64</text:p>
        <text:p text:style-name="P13"><text:s text:c="12"/>],</text:p>
        <text:p text:style-name="P13"><text:s text:c="12"/>"4": [</text:p>
        <text:p text:style-name="P13"><text:s text:c="16"/>6,</text:p>
        <text:p text:style-name="P13"><text:s text:c="16"/>19,</text:p>
        <text:p text:style-name="P13"><text:s text:c="16"/>59</text:p>
        <text:p text:style-name="P13"><text:s text:c="12"/>],</text:p>
        <text:p text:style-name="P13"><text:s text:c="12"/>"5": [</text:p>
        <text:p text:style-name="P13"><text:s text:c="16"/>42,</text:p>
        <text:p text:style-name="P13"><text:s text:c="16"/>52,</text:p>
        <text:p text:style-name="P13"><text:s text:c="16"/>70</text:p>
        <text:p text:style-name="P13"><text:bookmark-start text:name="__DdeLink__1852_2562993185"/><text:s text:c="12"/><text:bookmark-end text:name="__DdeLink__1852_2562993185"/>],</text:p>
        <text:p text:style-name="P14"><text:bookmark-start text:name="__DdeLink__1854_2562993185"/>// <text:s text:c="11"/>(etc. pour les adjacences par armée non reproduites ici)</text:p>
        <text:p text:style-name="P14"><text:bookmark-end text:name="__DdeLink__1854_2562993185"/><text:s text:c="8"/>},</text:p>
        <text:p text:style-name="P14"><text:s text:c="8"/>{</text:p>
        <text:p text:style-name="P14"><text:s text:c="12"/>"1": [</text:p>
        <text:p text:style-name="P14"><text:s text:c="16"/>3,</text:p>
        <text:p text:style-name="P14"><text:s text:c="16"/>5,</text:p>
        <text:p text:style-name="P14"><text:s text:c="16"/>31,</text:p>
        <text:p text:style-name="P14"><text:s text:c="16"/>64,</text:p>
        <text:p text:style-name="P14"><text:s text:c="16"/>70</text:p>
        <text:p text:style-name="P14"><text:s text:c="12"/>],</text:p>
        <text:p text:style-name="P14"><text:s text:c="12"/>"2": [</text:p>
        <text:p text:style-name="P14"><text:s text:c="16"/>77,</text:p>
        <text:p text:style-name="P14"><text:s text:c="16"/>19,</text:p>
        <text:p text:style-name="P14"><text:s text:c="16"/>28,</text:p>
        <text:p text:style-name="P14"><text:s text:c="16"/>31,</text:p>
        <text:p text:style-name="P14"><text:s text:c="16"/>21,</text:p>
        <text:p text:style-name="P14"><text:s text:c="16"/>59</text:p>
        <text:p text:style-name="P14"><text:soft-page-break/><text:s text:c="12"/>],</text:p>
        <text:p text:style-name="P14"><text:s text:c="12"/>"3": [</text:p>
        <text:p text:style-name="P14"><text:s text:c="16"/>1,</text:p>
        <text:p text:style-name="P14"><text:s text:c="16"/>28,</text:p>
        <text:p text:style-name="P14"><text:s text:c="16"/>31,</text:p>
        <text:p text:style-name="P14"><text:s text:c="16"/>64</text:p>
        <text:p text:style-name="P14"><text:s text:c="12"/>],</text:p>
        <text:p text:style-name="P14">// <text:s text:c="11"/>(etc. pour les adjacences par flotte<text:bookmark-start text:name="__DdeLink__1856_2562993185"/> non reproduites ici<text:bookmark-end text:name="__DdeLink__1856_2562993185"/>)</text:p>
        <text:p text:style-name="P14">// Une armée va de 3 à 28 c’est à dire de Albanie à Grèce</text:p>
        <text:p text:style-name="P14">// Une flotte va de 1 à 3 c’est à dire de Adriatique à Albanie</text:p>
        <text:p text:style-name="P14">// Le non respect de la symétrie est toléré mais fera l’objet de vérifications (il a plus de chances d’être le fruit d’une erreur que voulu mais en théorie il est possible)</text:p>
        <text:p text:style-name="P6">// les éloignements (par rôle : par type d’unité : zone -&gt; valeur)</text:p>
        <text:p text:style-name="P2"><text:span text:style-name="T3"><text:s text:c="4"/>"</text:span><text:span text:style-name="T5">distancing</text:span><text:span text:style-name="T3">": [</text:span></text:p>
        <text:p text:style-name="P3"><text:s text:c="8"/>[</text:p>
        <text:p text:style-name="P3"><text:s text:c="12"/>{</text:p>
        <text:p text:style-name="P3"><text:s text:c="16"/>"34": 0,</text:p>
        <text:p text:style-name="P3"><text:s text:c="16"/>"41": 3,</text:p>
        <text:p text:style-name="P3"><text:s text:c="16"/>"81": 3,</text:p>
        <text:p text:style-name="P3"><text:s text:c="16"/>"63": 7,</text:p>
        <text:p text:style-name="P3"><text:s text:c="16"/>"65": 4,</text:p>
        <text:p text:style-name="P3"><text:s text:c="16"/>"43": 1,</text:p>
        <text:p text:style-name="P3"><text:s text:c="16"/>"32": 1,</text:p>
        <text:p text:style-name="P3"/>
        <text:p text:style-name="P4"/>
        <text:p text:style-name="P4">Explications : un éloignement sert à réaliser les suppressions par défaut. C’est la plus petite distance entre une zone et le centre de départ du pays. </text:p>
        <text:p text:style-name="P2"><text:span text:style-name="T6">Important : </text:span><text:span text:style-name="T2">Cette partie peut être ignorée auquel cas un script se chargera de la calculer.</text:span></text:p>
        <text:p text:style-name="P11"/>
        <text:h text:style-name="Heading_20_2" text:outline-level="2"><text:bookmark-start text:name="__DdeLink__1148_2658031947"/>Une interface de variante</text:h>
        <text:p text:style-name="Standard"/>
        <table:table table:name="Table3" table:style-name="Table3">
          <table:table-column table:style-name="Table3.A"/>
          <table:table-row table:style-name="Table3.1">
            <table:table-cell table:style-name="Table3.A1" office:value-type="string">
              <text:p text:style-name="P18">Éléments à placer sur le front end qui décrivent la manière dont la variante est affichée et décrite. Par exemple pour la variante standard on a typiquement l’interface Hasbro (en américain) et l’interface Diplomania (en français).</text:p>
              <text:p text:style-name="P18">Dans la pratique diplomania propose également une interface daltoniens qui change de diplomania uniquement par les couleurs.</text:p>
            </table:table-cell>
          </table:table-row>
        </table:table>
        <text:p text:style-name="Standard"><text:bookmark-end text:name="__DdeLink__1148_2658031947"/></text:p>
        <text:p text:style-name="Standard">Un fichier de fond de carte nommé « map.png » sans aucune légende</text:p>
        <text:p text:style-name="Standard">Les rôles étant numérotés de 0 (arbitre) à n (pour une variante à n joueurs), donc, dans un répertoire nommé « roles » une image png de taille 40 x 25 pixel pour chaque rôle, nommée « 0.png », « 1.png » etc…</text:p>
        <text:p text:style-name="Standard">Un fichier README contenant une petite phrase décrivant l’interface pour la variante</text:p>
        <text:p text:style-name="Standard">Un fichier « parameters.json » sur le modèle ci-dessous :</text:p>
        <text:p text:style-name="P11">{</text:p>
        <text:p text:style-name="P5">// dimensions du fond de carte (le fichier map.png)</text:p>
        <text:p text:style-name="P11"><text:soft-page-break/><text:s text:c="4"/>"map": {</text:p>
        <text:p text:style-name="P11"><text:s text:c="8"/>"width": 812,</text:p>
        <text:p text:style-name="P11"><text:s text:c="8"/>"height": 718</text:p>
        <text:p text:style-name="P11"><text:s text:c="4"/>},</text:p>
        <text:p text:style-name="P5">// nom des régions (pas de raison de changer)</text:p>
        <text:p text:style-name="P11"><text:s text:c="4"/>"regions": {</text:p>
        <text:p text:style-name="P11"><text:s text:c="8"/>"1": {</text:p>
        <text:p text:style-name="P11"><text:s text:c="12"/>"name": "Cote"</text:p>
        <text:p text:style-name="P11"><text:s text:c="8"/>},</text:p>
        <text:p text:style-name="P11"><text:s text:c="8"/>"2": {</text:p>
        <text:p text:style-name="P11"><text:s text:c="12"/>"name": "Terre"</text:p>
        <text:p text:style-name="P11"><text:s text:c="8"/>},</text:p>
        <text:p text:style-name="P11"><text:s text:c="8"/>"3": {</text:p>
        <text:p text:style-name="P11"><text:s text:c="12"/>"name": "Mer"</text:p>
        <text:p text:style-name="P11"><text:s text:c="8"/>}</text:p>
        <text:p text:style-name="P11"><text:s text:c="4"/>},</text:p>
        <text:p text:style-name="P5">// nom des types d’unités (pas de raison de changer)</text:p>
        <text:p text:style-name="P11"><text:s text:c="4"/>"units": {</text:p>
        <text:p text:style-name="P11"><text:s text:c="8"/>"1": {</text:p>
        <text:p text:style-name="P11"><text:s text:c="12"/>"name": "Armee"</text:p>
        <text:p text:style-name="P11"><text:s text:c="8"/>},</text:p>
        <text:p text:style-name="P11"><text:s text:c="8"/>"2": {</text:p>
        <text:p text:style-name="P11"><text:s text:c="12"/>"name": "Flotte"</text:p>
        <text:p text:style-name="P11"><text:s text:c="8"/>}</text:p>
        <text:p text:style-name="P11"><text:s text:c="4"/>},</text:p>
        <text:p text:style-name="P2"><text:span text:style-name="T1">// information sur les rôles en commençant par l’arbitre - la première valeur du </text:span><text:span text:style-name="T4">composant</text:span><text:span text:style-name="T1"> couleur est pour l</text:span><text:span text:style-name="T4">’unité la deuxième est pour le fond de carte</text:span></text:p>
        <text:p text:style-name="P11"><text:s text:c="4"/>"roles": {</text:p>
        <text:p text:style-name="P11"><text:s text:c="8"/>"0": {</text:p>
        <text:p text:style-name="P11"><text:s text:c="12"/>"name": "Arbitre",</text:p>
        <text:p text:style-name="P11"><text:s text:c="12"/>"adjective_name": "Arbitre",</text:p>
        <text:p text:style-name="P11"><text:s text:c="12"/>"letter_name": "M",</text:p>
        <text:p text:style-name="P11"><text:s text:c="12"/>"red": [</text:p>
        <text:p text:style-name="P11"><text:s text:c="16"/>0,</text:p>
        <text:p text:style-name="P11"><text:s text:c="16"/>0</text:p>
        <text:p text:style-name="P11"><text:s text:c="12"/>],</text:p>
        <text:p text:style-name="P11"><text:s text:c="12"/>"green": [</text:p>
        <text:p text:style-name="P11"><text:s text:c="16"/>0,</text:p>
        <text:p text:style-name="P11"><text:s text:c="16"/>0</text:p>
        <text:p text:style-name="P11"><text:s text:c="12"/>],</text:p>
        <text:p text:style-name="P11"><text:s text:c="12"/>"blue": [</text:p>
        <text:p text:style-name="P11"><text:s text:c="16"/>0,</text:p>
        <text:p text:style-name="P11"><text:s text:c="16"/>0</text:p>
        <text:p text:style-name="P11"><text:s text:c="12"/>]</text:p>
        <text:p text:style-name="P11"><text:s text:c="8"/>},</text:p>
        <text:p text:style-name="P11"><text:s text:c="8"/>"1": {</text:p>
        <text:p text:style-name="P11"><text:s text:c="12"/>"name": "Angleterre",</text:p>
        <text:p text:style-name="P11"><text:s text:c="12"/>"adjective_name": "anglais",</text:p>
        <text:p text:style-name="P11"><text:s text:c="12"/>"letter_name": "E",</text:p>
        <text:p text:style-name="P11"><text:s text:c="12"/>"red": [</text:p>
        <text:p text:style-name="P11"><text:s text:c="16"/>47,</text:p>
        <text:p text:style-name="P11"><text:s text:c="16"/>131</text:p>
        <text:p text:style-name="P11"><text:s text:c="12"/>],</text:p>
        <text:p text:style-name="P11"><text:s text:c="12"/>"green": [</text:p>
        <text:p text:style-name="P11"><text:s text:c="16"/>138,</text:p>
        <text:p text:style-name="P11"><text:soft-page-break/><text:s text:c="16"/>185</text:p>
        <text:p text:style-name="P11"><text:s text:c="12"/>],</text:p>
        <text:p text:style-name="P11"><text:s text:c="12"/>"blue": [</text:p>
        <text:p text:style-name="P11"><text:s text:c="16"/>170,</text:p>
        <text:p text:style-name="P11"><text:s text:c="16"/>204</text:p>
        <text:p text:style-name="P11"><text:s text:c="12"/>]</text:p>
        <text:p text:style-name="P11"><text:s text:c="8"/>},</text:p>
        <text:p text:style-name="P5">// nom des types de côtes (pas de raison de changer, éventuellement ajouter « co »)</text:p>
        <text:p text:style-name="P11"><text:s text:c="4"/>"coasts": {</text:p>
        <text:p text:style-name="P11"><text:s text:c="8"/>"1": {</text:p>
        <text:p text:style-name="P11"><text:s text:c="12"/>"name": "ce"</text:p>
        <text:p text:style-name="P11"><text:s text:c="8"/>},</text:p>
        <text:p text:style-name="P11"><text:s text:c="8"/>"2": {</text:p>
        <text:p text:style-name="P11"><text:s text:c="12"/>"name": "cn"</text:p>
        <text:p text:style-name="P11"><text:s text:c="8"/>},</text:p>
        <text:p text:style-name="P11"><text:s text:c="8"/>"3": {</text:p>
        <text:p text:style-name="P11"><text:s text:c="12"/>"name": "cs"</text:p>
        <text:p text:style-name="P11"><text:s text:c="8"/>}</text:p>
        <text:p text:style-name="P11"><text:s text:c="4"/>},</text:p>
        <text:p text:style-name="P5">// information sur les zones (nom court, nom long, position unité, position légende)</text:p>
        <text:p text:style-name="P5">// une zone normale</text:p>
        <text:p text:style-name="P11"><text:s text:c="4"/>"zones": {</text:p>
        <text:p text:style-name="P11"><text:s text:c="8"/>"1": {</text:p>
        <text:p text:style-name="P11"><text:s text:c="12"/>"name": "Adr",</text:p>
        <text:p text:style-name="P11"><text:s text:c="12"/>"full_name": "Mer Adriatique",</text:p>
        <text:p text:style-name="P11"><text:s text:c="12"/>"x_pos": 466,</text:p>
        <text:p text:style-name="P11"><text:s text:c="12"/>"y_pos": 568,</text:p>
        <text:p text:style-name="P11"><text:s text:c="12"/>"x_legend_pos": 466,</text:p>
        <text:p text:style-name="P11"><text:s text:c="12"/>"y_legend_pos": 554</text:p>
        <text:p text:style-name="P11"><text:s text:c="8"/>},</text:p>
        <text:p text:style-name="P5">// une zone côtière</text:p>
        <text:p text:style-name="P11"><text:s text:c="8"/>"76": {</text:p>
        <text:p text:style-name="P11"><text:s text:c="12"/>"name": "",</text:p>
        <text:p text:style-name="P11"><text:s text:c="12"/>"full_name": "",</text:p>
        <text:p text:style-name="P11"><text:s text:c="12"/>"x_pos": 591,</text:p>
        <text:p text:style-name="P11"><text:s text:c="12"/>"y_pos": 527,</text:p>
        <text:p text:style-name="P11"><text:s text:c="12"/>"x_legend_pos": 591,</text:p>
        <text:p text:style-name="P11"><text:s text:c="12"/>"y_legend_pos": 513</text:p>
        <text:p text:style-name="P11"><text:s text:c="8"/>},</text:p>
        <text:p text:style-name="P5">// position des centres</text:p>
        <text:p text:style-name="P11"><text:s text:c="4"/>"centers": {</text:p>
        <text:p text:style-name="P11"><text:s text:c="8"/>"1": {</text:p>
        <text:p text:style-name="P11"><text:s text:c="12"/>"x_pos": 673,</text:p>
        <text:p text:style-name="P11"><text:s text:c="12"/>"y_pos": 554</text:p>
        <text:p text:style-name="P11"><text:s text:c="8"/>},</text:p>
        <text:p text:style-name="P5">// noms des saisons (pas de raison de changer)</text:p>
        <text:p text:style-name="P11"><text:s text:c="4"/>"seasons": {</text:p>
        <text:p text:style-name="P11"><text:s text:c="8"/>"1": {</text:p>
        <text:p text:style-name="P11"><text:s text:c="12"/>"name": "Printemps"</text:p>
        <text:p text:style-name="P11"><text:s text:c="8"/>},</text:p>
        <text:p text:style-name="P11"><text:s text:c="8"/>"2": {</text:p>
        <text:p text:style-name="P11"><text:s text:c="12"/>"name": "Ete"</text:p>
        <text:p text:style-name="P11"><text:s text:c="8"/>},</text:p>
        <text:p text:style-name="P11"><text:s text:c="8"/>"3": {</text:p>
        <text:p text:style-name="P11"><text:soft-page-break/><text:s text:c="12"/>"name": "Automne"</text:p>
        <text:p text:style-name="P11"><text:s text:c="8"/>},</text:p>
        <text:p text:style-name="P11"><text:s text:c="8"/>"4": {</text:p>
        <text:p text:style-name="P11"><text:s text:c="12"/>"name": "Hiver"</text:p>
        <text:p text:style-name="P11"><text:s text:c="8"/>},</text:p>
        <text:p text:style-name="P11"><text:s text:c="8"/>"5": {</text:p>
        <text:p text:style-name="P11"><text:s text:c="12"/>"name": "Ajustements"</text:p>
        <text:p text:style-name="P11"><text:s text:c="8"/>}</text:p>
        <text:p text:style-name="P11"><text:s text:c="4"/>},</text:p>
        <text:p text:style-name="P5">// noms des ordres (pas de raison de changer)</text:p>
        <text:p text:style-name="P11"><text:s text:c="4"/>"orders": {</text:p>
        <text:p text:style-name="P11"><text:s text:c="8"/>"1": {</text:p>
        <text:p text:style-name="P11"><text:s text:c="12"/>"name": "Attaquer"</text:p>
        <text:p text:style-name="P11"><text:s text:c="8"/>},</text:p>
        <text:p text:style-name="P11"><text:s text:c="8"/>"2": {</text:p>
        <text:p text:style-name="P11"><text:s text:c="12"/>"name": "Soutenir offensivement"</text:p>
        <text:p text:style-name="P11"><text:s text:c="8"/>},</text:p>
        <text:p text:style-name="P11"><text:s text:c="8"/>"3": {</text:p>
        <text:p text:style-name="P11"><text:s text:c="12"/>"name": "Soutenir defensivement"</text:p>
        <text:p text:style-name="P11"><text:s text:c="8"/>},</text:p>
        <text:p text:style-name="P11"><text:s text:c="8"/>"4": {</text:p>
        <text:p text:style-name="P11"><text:s text:c="12"/>"name": "Tenir"</text:p>
        <text:p text:style-name="P11"><text:s text:c="8"/>},</text:p>
        <text:p text:style-name="P11"><text:s text:c="8"/>"5": {</text:p>
        <text:p text:style-name="P11"><text:s text:c="12"/>"name": "Convoyer"</text:p>
        <text:p text:style-name="P11"><text:s text:c="8"/>},</text:p>
        <text:p text:style-name="P11"><text:s text:c="8"/>"6": {</text:p>
        <text:p text:style-name="P11"><text:s text:c="12"/>"name": "Retraiter"</text:p>
        <text:p text:style-name="P11"><text:s text:c="8"/>},</text:p>
        <text:p text:style-name="P11"><text:s text:c="8"/>"7": {</text:p>
        <text:p text:style-name="P11"><text:s text:c="12"/>"name": "Disperser"</text:p>
        <text:p text:style-name="P11"><text:s text:c="8"/>},</text:p>
        <text:p text:style-name="P11"><text:s text:c="8"/>"8": {</text:p>
        <text:p text:style-name="P11"><text:s text:c="12"/>"name": "Construire"</text:p>
        <text:p text:style-name="P11"><text:s text:c="8"/>},</text:p>
        <text:p text:style-name="P11"><text:s text:c="8"/>"9": {</text:p>
        <text:p text:style-name="P11"><text:s text:c="12"/>"name": "Supprimer"</text:p>
        <text:p text:style-name="P11"><text:s text:c="8"/>}</text:p>
        <text:p text:style-name="P11"><text:s text:c="4"/>},</text:p>
        <text:p text:style-name="P15">// zones cliquables – ne pas oublier les zones côtières qui peuvent être incluses dans une autre zone)</text:p>
        <text:p text:style-name="P11"><text:s text:c="4"/>"zone_areas": {</text:p>
        <text:p text:style-name="P11"><text:s text:c="8"/>"1": {</text:p>
        <text:p text:style-name="P11"><text:s text:c="12"/>"area": [</text:p>
        <text:p text:style-name="P11"><text:s text:c="16"/>[</text:p>
        <text:p text:style-name="P11"><text:s text:c="20"/>500,</text:p>
        <text:p text:style-name="P11"><text:s text:c="20"/>593</text:p>
        <text:p text:style-name="P11"><text:s text:c="16"/>],</text:p>
        <text:p text:style-name="P11"><text:s text:c="16"/>[</text:p>
        <text:p text:style-name="P11"><text:s text:c="20"/>497,</text:p>
        <text:p text:style-name="P11"><text:s text:c="20"/>592</text:p>
        <text:p text:style-name="P11"><text:s text:c="16"/>],</text:p>
        <text:p text:style-name="P11"><text:s text:c="16"/>[</text:p>
        <text:p text:style-name="P11"><text:s text:c="20"/>493,</text:p>
        <text:p text:style-name="P11"><text:s text:c="20"/>592</text:p>
        <text:p text:style-name="P11"><text:s text:c="16"/>],</text:p>
        <text:h text:style-name="P20" text:outline-level="2"><text:soft-page-break/><text:span text:style-name="T9">De plus</text:span></text:h>
        <text:p text:style-name="P23"/>
        <table:table table:name="Table4" table:style-name="Table4">
          <table:table-column table:style-name="Table4.A"/>
          <table:table-row table:style-name="Table4.1">
            <table:table-cell table:style-name="Table4.A1" office:value-type="string">
              <text:p text:style-name="P22">Un fichier décrivant la variante de manière précise et succincte (au format ODT par exemple) qui sera mis en ligne et servira de référence</text:p>
            </table:table-cell>
          </table:table-row>
        </table:table>
        <text:p text:style-name="P21"/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fr" fo:country="FR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fr" fo:country="FR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1" style:list-style-name="" style:class="text">
      <style:paragraph-properties fo:margin-top="0.1665in" fo:margin-bottom="0in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Calibri1" style:font-family-complex="Calibri" style:font-family-generic-complex="system" style:font-pitch-complex="variable" style:font-size-complex="16pt"/>
    </style:style>
    <style:style style:name="Heading_20_2" style:display-name="Heading 2" style:family="paragraph" style:parent-style-name="normal" style:next-style-name="Standard" style:default-outline-level="2" style:list-style-name="" style:class="text">
      <style:paragraph-properties fo:margin-top="0.028in" fo:margin-bottom="0in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Calibri1" style:font-family-complex="Calibri" style:font-family-generic-complex="system" style:font-pitch-complex="variable" style:font-size-complex="13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List_20_Paragraph" style:display-name="List Paragraph" style:family="paragraph" style:parent-style-name="normal" style:default-outline-level="">
      <style:paragraph-properties fo:margin-left="0.5in" fo:margin-right="0in" fo:margin-top="0in" fo:margin-bottom="0in" style:contextual-spacing="true" fo:text-indent="0in" style:auto-text-indent="false"/>
    </style:style>
    <style:style style:name="No_20_Spacing" style:display-name="No Spacing" style:family="paragraph" style:default-outline-level="">
      <style:paragraph-properties fo:margin-top="0in" fo:margin-bottom="0in" style:contextual-spacing="false" fo:line-height="100%" fo:text-align="start" style:justify-single-word="false" fo:orphans="2" fo:widows="2" style:writing-mode="lr-tb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Calibri1" style:font-family-complex="Calibri" style:font-family-generic-complex="system" style:font-pitch-complex="variable" style:font-size-complex="16pt"/>
    </style:style>
    <style:style style:name="Titre_20_2_20_Car" style:display-name="Titre 2 Car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Calibri1" style:font-family-complex="Calibri" style:font-family-generic-complex="system" style:font-pitch-complex="variable" style:font-size-complex="13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9839in" fo:margin-left="0.9839in" fo:margin-right="0.9839in" style:writing-mode="lr-tb" style:layout-grid-color="#c0c0c0" style:layout-grid-lines="24702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2T10:53:00</meta:creation-date>
    <meta:initial-creator>Jeremie LEFRANCOIS</meta:initial-creator>
    <meta:generator>LibreOffice/7.4.7.2$Linux_X86_64 LibreOffice_project/40$Build-2</meta:generator>
    <dc:date>2023-08-15T09:49:38.456506971</dc:date>
    <meta:editing-duration>PT12M1S</meta:editing-duration>
    <meta:editing-cycles>4</meta:editing-cycles>
    <meta:document-statistic meta:table-count="4" meta:image-count="0" meta:object-count="0" meta:page-count="8" meta:paragraph-count="451" meta:word-count="1326" meta:character-count="8757" meta:non-whitespace-character-count="5288"/>
  </office:meta>
</office:document-meta>
</file>